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09B77D83FF8FAB6614A.png" manifest:media-type="image/png"/>
  <manifest:file-entry manifest:full-path="Pictures/100000000000058B0000010B603F5AFF1040469B.png" manifest:media-type="image/png"/>
  <manifest:file-entry manifest:full-path="Pictures/10000000000005A000000384C7CAEDF0FF68DE2C.png" manifest:media-type="image/png"/>
  <manifest:file-entry manifest:full-path="Pictures/1000000000000590000001FAFFBD7605D19E9A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 PASO 1: PONIENDO EN MARCHA EL SISTEMA</text:p>
      <text:p text:style-name="Standard"><draw:frame draw:style-name="fr1" draw:name="Imagen1" text:anchor-type="char" svg:x="-0.875cm" svg:y="0.104cm" svg:width="14.513cm" svg:height="5.156cm" draw:z-index="0"><draw:image xlink:href="Pictures/1000000000000590000001FAFFBD7605D19E9A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0.584cm" svg:y="0.268cm" svg:width="10.276cm" svg:height="6.422cm" draw:z-index="1"><draw:image xlink:href="Pictures/10000000000005A000000384C7CAEDF0FF68DE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-0.942cm" svg:y="0.046cm" svg:width="17cm" svg:height="3.198cm" draw:z-index="2"><draw:image xlink:href="Pictures/100000000000058B0000010B603F5AFF1040469B.png" xlink:type="simple" xlink:show="embed" xlink:actuate="onLoad" draw:mime-type="image/png"/></draw:frame></text:p>
      <text:p text:style-name="Standard"><draw:frame draw:style-name="fr1" draw:name="Imagen4" text:anchor-type="char" svg:x="-1.411cm" svg:y="0cm" svg:width="17cm" svg:height="1.833cm" draw:z-index="3"><draw:image xlink:href="Pictures/100000000000059D0000009B77D83FF8FAB661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3:20:32.639659477</meta:creation-date>
    <meta:generator>LibreOffice/7.4.7.2$Linux_X86_64 LibreOffice_project/40$Build-2</meta:generator>
    <dc:date>2025-10-07T13:42:54.880975546</dc:date>
    <meta:editing-duration>PT22M22S</meta:editing-duration>
    <meta:editing-cycles>2</meta:editing-cycles>
    <meta:document-statistic meta:table-count="0" meta:image-count="4" meta:object-count="0" meta:page-count="1" meta:paragraph-count="1" meta:word-count="8" meta:character-count="40" meta:non-whitespace-character-count="33"/>
  </office:meta>
</office:document-meta>
</file>